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fd7f" officeooo:paragraph-rsid="0005fd7f" style:font-size-asian="14pt" style:font-size-complex="16pt"/>
    </style:style>
    <style:style style:name="P2" style:family="paragraph" style:parent-style-name="Standard">
      <style:text-properties fo:font-size="16pt" officeooo:rsid="0005fd7f" officeooo:paragraph-rsid="0005fd7f" style:font-size-asian="14pt" style:font-size-complex="16pt"/>
    </style:style>
    <style:style style:name="P3" style:family="paragraph" style:parent-style-name="Standard">
      <style:text-properties fo:font-size="16pt" officeooo:rsid="00091fb0" officeooo:paragraph-rsid="0005fd7f" style:font-size-asian="14pt" style:font-size-complex="16pt"/>
    </style:style>
    <style:style style:name="P4" style:family="paragraph" style:parent-style-name="Standard">
      <style:text-properties fo:font-size="16pt" officeooo:rsid="00091fb0" officeooo:paragraph-rsid="00091fb0" style:font-size-asian="14pt" style:font-size-complex="16pt"/>
    </style:style>
    <style:style style:name="P5" style:family="paragraph" style:parent-style-name="Standard">
      <style:text-properties fo:font-size="22pt" officeooo:rsid="00091fb0" officeooo:paragraph-rsid="00091fb0" style:font-size-asian="19.25pt" style:font-size-complex="22pt"/>
    </style:style>
    <style:style style:name="P6" style:family="paragraph" style:parent-style-name="Standard">
      <style:text-properties fo:font-size="22pt" officeooo:rsid="000aff65" officeooo:paragraph-rsid="000aff65" style:font-size-asian="19.25p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-1</text:p>
      <text:p text:style-name="P1"/>
      <text:p text:style-name="P1">Q1</text:p>
      <text:p text:style-name="P1">ans:</text:p>
      <text:p text:style-name="P1">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<text:soft-page-break/>B-2</text:p>
      <text:p text:style-name="P5"/>
      <text:p text:style-name="P5">Q1</text:p>
      <text:p text:style-name="P5">ans:</text:p>
      <text:p text:style-name="P5">If a=a+N is replaced by a=a+1 then the compiled file would not declare new int and loop is like</text:p>
      <text:p text:style-name="P5">a_10=a_10 + 1</text:p>
      <text:p text:style-name="P5">....... and so 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B-3</text:p>
      <text:p text:style-name="P5"/>
      <text:p text:style-name="P5">Q1</text:p>
      <text:p text:style-name="P6">ans</text:p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23:44:01.600362882</meta:creation-date>
    <dc:date>2020-08-18T14:05:47.276888040</dc:date>
    <meta:editing-duration>PT20M5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3" meta:paragraph-count="13" meta:word-count="36" meta:character-count="153" meta:non-whitespace-character-count="130"/>
  </office:meta>
</office:document-meta>
</file>